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38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be946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0cf8c6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bold" officeooo:paragraph-rsid="000cf8c6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d5cab" officeooo:paragraph-rsid="000d5ca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eb84d" officeooo:paragraph-rsid="000eb84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0eb84d" officeooo:paragraph-rsid="00105f78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 style:text-overline-style="solid" style:text-overline-width="auto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 style:text-overline-style="dash" style:text-overline-width="auto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background-color="transparent" loext:char-shading-value="0" style:text-overline-style="dash" style:text-overline-width="auto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officeooo:rsid="000d5cab" fo:background-color="transparent" loext:char-shading-value="0" style:text-overline-style="dash" style:text-overline-width="auto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fo:background-color="transparent" loext:char-shading-value="0" style:text-overline-style="solid" style:text-overline-width="auto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fo:background-color="transparent" loext:char-shading-value="0" style:text-overline-style="dash" style:text-overline-width="auto" style:text-overline-color="font-color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officeooo:rsid="000cf8c6" fo:background-color="transparent" loext:char-shading-value="0" style:text-overline-style="dash" style:text-overline-width="auto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officeooo:rsid="000d5cab" fo:background-color="transparent" loext:char-shading-value="0" style:text-overline-style="dash" style:text-overline-width="auto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background-color="transparent" loext:char-shading-value="0" style:text-overline-style="dash" style:text-overline-width="auto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officeooo:rsid="000cf8c6" fo:background-color="transparent" loext:char-shading-value="0" style:text-overline-style="dash" style:text-overline-width="auto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background-color="transparent" loext:char-shading-value="0" style:text-overline-style="dash" style:text-overline-width="auto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officeooo:rsid="000cf8c6" fo:background-color="transparent" loext:char-shading-value="0" style:text-overline-style="dash" style:text-overline-width="auto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underline-style="none" fo:background-color="transparent" loext:char-shading-value="0" style:text-overline-style="solid" style:text-overline-width="auto" style:text-overline-color="font-color"/>
    </style:style>
    <style:style style:name="T19" style:family="text"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background-color="transparent" loext:char-shading-value="0"/>
    </style:style>
    <style:style style:name="T20" style:family="text"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font-weight="normal" fo:background-color="transparent" loext:char-shading-value="0" style:text-overline-style="dash" style:text-overline-width="auto" style:text-overline-color="font-color"/>
    </style:style>
    <style:style style:name="T21" style:family="text"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font-weight="normal" officeooo:rsid="000d5cab" fo:background-color="transparent" loext:char-shading-value="0" style:text-overline-style="dash" style:text-overline-width="auto" style:text-overline-color="font-color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text-overline-style="dash" style:text-overline-width="auto" style:text-overline-color="font-color"/>
    </style:style>
    <style:style style:name="T24" style:family="text">
      <style:text-properties style:text-underline-style="none" officeooo:rsid="000eb84d" style:text-overline-style="dash" style:text-overline-width="auto" style:text-overline-color="font-color"/>
    </style:style>
    <style:style style:name="T25" style:family="text">
      <style:text-properties style:text-underline-style="none" officeooo:rsid="00105f78" style:text-overline-style="dash" style:text-overline-width="auto" style:text-overline-color="font-color"/>
    </style:style>
    <style:style style:name="T26" style:family="text">
      <style:text-properties style:text-underline-style="none" officeooo:rsid="000eb84d"/>
    </style:style>
    <style:style style:name="T27" style:family="text">
      <style:text-properties style:text-underline-style="none" officeooo:rsid="00105f78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30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31" style:family="text">
      <style:text-properties officeooo:rsid="000be946"/>
    </style:style>
    <style:style style:name="T32" style:family="text">
      <style:text-properties officeooo:rsid="000cf8c6"/>
    </style:style>
    <style:style style:name="T33" style:family="text">
      <style:text-properties officeooo:rsid="000d5ca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bookmark text:name="docs-internal-guid-af70cc09-7fff-e7c6-796d-101da289867c"/>Obtén las tablas correspondientes al siguiente Modelo Entidad/Relación mediante el método de normalización.</text:p>
        </text:list-item>
      </text:list>
      <text:p text:style-name="Text_20_body"/>
      <text:p text:style-name="P1"><text:span text:style-name="T1">Director (</text:span><text:span text:style-name="T19">#nombre</text:span><text:span text:style-name="T1">, nacionalidad,</text:span></text:p>
      <text:p text:style-name="P1"><text:span text:style-name="T1">Película (#</text:span><text:span text:style-name="T19">id</text:span><text:span text:style-name="T1">,</text:span><text:span text:style-name="T7">nombre</text:span><text:span text:style-name="T8">director</text:span><text:span text:style-name="T1">, nacionalidad, título, productora, fecha, </text:span></text:p>
      <text:p text:style-name="P1"><text:span text:style-name="T1">Actor (</text:span><text:span text:style-name="T19">#nombre</text:span><text:span text:style-name="T1">, nacionalidad, sexo,</text:span></text:p>
      <text:p text:style-name="P1"><text:span text:style-name="T1">Ejemplar (</text:span><text:span text:style-name="T19">#numero</text:span><text:span text:style-name="T1">, estado,</text:span><text:span text:style-name="T10">id</text:span><text:span text:style-name="T11">pelicula</text:span><text:span text:style-name="T2">,</text:span></text:p>
      <text:p text:style-name="P1"><text:span text:style-name="T1">Socio (</text:span><text:span text:style-name="T19">#DNI,</text:span><text:span text:style-name="T17"> </text:span><text:span text:style-name="T4">nombre</text:span><text:span text:style-name="T1">, direccion, telefono,</text:span><text:span text:style-name="T3"> </text:span><text:span text:style-name="T10">DNI</text:span><text:span text:style-name="T12">Avalador</text:span><text:span text:style-name="T11">.</text:span></text:p>
      <text:p text:style-name="P1"><text:span text:style-name="T1">PeliculaActor ( </text:span><text:span text:style-name="T13">#ID</text:span><text:span text:style-name="T14">Pelicula</text:span><text:span text:style-name="T9">,</text:span><text:span text:style-name="T18"> </text:span><text:span text:style-name="T13">#nombre</text:span><text:span text:style-name="T14">Actor</text:span><text:span text:style-name="T2">,</text:span><text:span text:style-name="T1"> protagonista)</text:span></text:p>
      <text:p text:style-name="P3"><text:span text:style-name="T5"><text:tab/>ejemplarSocio ( </text:span><text:span text:style-name="T20">#numero</text:span><text:span text:style-name="T21">ejemplar</text:span><text:span text:style-name="T20">, #DNI</text:span><text:span text:style-name="T21">socio</text:span><text:span text:style-name="T5">, fechaAlquiler, </text:span><text:span text:style-name="T6">FechaDevolucion</text:span><text:span text:style-name="T5">)</text:span> </text:p>
      <text:p text:style-name="P3"><text:tab/><text:span text:style-name="T31">CLAVES FORÁNEAS</text:span></text:p>
      <text:p text:style-name="P3"><text:tab/><text:span text:style-name="T31">Pelicula(nombreDirector)→ Director (nombre)</text:span></text:p>
      <text:p text:style-name="P4"><text:tab/><text:span text:style-name="T31">Ejemplar(IDpelicula)→ Pelicula(ID)</text:span></text:p>
      <text:p text:style-name="P5"><text:tab/><text:span text:style-name="T31">Socio</text:span><text:span text:style-name="T32">(DNI</text:span><text:span text:style-name="T33">Avalador</text:span><text:span text:style-name="T31">)→ Socio(</text:span><text:span text:style-name="T32">DNI</text:span><text:span text:style-name="T31">)</text:span></text:p>
      <text:p text:style-name="P5"><text:tab/><text:span text:style-name="T32">PeliculaActor(IdPelicula)→ Pelicula (ID)</text:span><text:tab/></text:p>
      <text:p text:style-name="P5"><text:tab/><text:span text:style-name="T32">PeliculaActor(NombreActor) → Actor(Nombre)</text:span></text:p>
      <text:p text:style-name="P7"><text:tab/>EjemplarSocio(numeroejemplar)→ Ejemplar(numero)</text:p>
      <text:p text:style-name="P7"><text:tab/>EjemplarSocio(DniSocio)→ Socio(DNI)</text:p>
      <text:p text:style-name="P5"/>
      <text:p text:style-name="P6">Ejercicio 02: Obtén las tablas correspondientes al siguiente Modelo Entidad/Relación mediante el método de normalización.</text:p>
      <text:p text:style-name="P7">Actor (<text:span text:style-name="T28">#DNI,</text:span><text:span text:style-name="T22"> nombre, fec_nac, nacionalidad, </text:span><text:span text:style-name="T23">id_pers</text:span><text:span text:style-name="T25">)</text:span><text:span text:style-name="T22"> </text:span></text:p>
      <text:p text:style-name="P7"><text:span text:style-name="T22">Personaje(</text:span><text:span text:style-name="T28">#ID,</text:span><text:span text:style-name="T22"> nombre, raza, graduacion, </text:span><text:span text:style-name="T24">DniActor, Id</text:span><text:span text:style-name="T25">Depende)</text:span></text:p>
      <text:p text:style-name="P7"><text:span text:style-name="T22">Rodaje (</text:span><text:span text:style-name="T28">#codigo</text:span><text:span text:style-name="T22">, titulo</text:span><text:span text:style-name="T27">)</text:span><text:span text:style-name="T22"> </text:span></text:p>
      <text:p text:style-name="P7"><text:span text:style-name="T22">Pelicula (</text:span><text:span text:style-name="T28">#codigo,</text:span><text:span text:style-name="T22"> año, director, </text:span><text:span text:style-name="T26">titulo</text:span><text:span text:style-name="T27">)</text:span></text:p>
      <text:p text:style-name="P7"><text:span text:style-name="T22">Capitulo (</text:span><text:span text:style-name="T28">#codigo</text:span><text:span text:style-name="T22">, tempo., fecha_rod, fecha_emi, </text:span><text:span text:style-name="T26">titulo</text:span><text:span text:style-name="T27">)</text:span></text:p>
      <text:p text:style-name="P7"><text:span text:style-name="T22">Nave (</text:span><text:span text:style-name="T28">#codigo</text:span><text:span text:style-name="T22">, nombre, n.tripul</text:span><text:span text:style-name="T27">)</text:span><text:span text:style-name="T22"> </text:span></text:p>
      <text:p text:style-name="P7"><text:span text:style-name="T22">Planeta(</text:span><text:span text:style-name="T28">#codigo</text:span><text:span text:style-name="T22">, nombre, galaxia</text:span><text:span text:style-name="T27">)</text:span></text:p>
      <text:p text:style-name="P8"><text:span text:style-name="T22">PersonajeRodaje(</text:span><text:span text:style-name="T30">#IDpersonaje, #codigoRodaje</text:span><text:span text:style-name="T22">, protag</text:span><text:span text:style-name="T27">)</text:span></text:p>
      <text:p text:style-name="P8"><text:span text:style-name="T22">CapituloNavePlaneta(</text:span><text:span text:style-name="T30">#codigoCapitulo, #codigonave, #codigoPlaneta</text:span><text:span text:style-name="T28">,</text:span><text:span text:style-name="T22"> problema</text:span><text:span text:style-name="T27">)</text:span></text:p>
      <text:p text:style-name="P7"><text:span text:style-name="T22"/></text:p>
      <text:p text:style-name="P7"><text:span text:style-name="T22">CLAVES FORÁNEAS</text:span></text:p>
      <text:p text:style-name="P8"><text:span text:style-name="T22">Actor(id_pers)→ Personaje(ID)</text:span></text:p>
      <text:p text:style-name="P8"><text:span text:style-name="T22">Personaje(DniActor)→ Actor (DNI)</text:span></text:p>
      <text:p text:style-name="P8"><text:soft-page-break/><text:span text:style-name="T22">Personaje(IdPersonaje) → Personaje (ID)</text:span></text:p>
      <text:p text:style-name="P8"><text:span text:style-name="T22">PersonajeRodaje(IdPersonaje)→ Personaje (ID)</text:span></text:p>
      <text:p text:style-name="P8"><text:span text:style-name="T22">PersonajeRodaje(codigorodaje)→ Rodaje (codigo)</text:span></text:p>
      <text:p text:style-name="P9"><text:span text:style-name="T22">CapituloNavePlaneta</text:span><text:span text:style-name="T27">(CodigoCapitulo)→ Capitulo(codigo)</text:span></text:p>
      <text:p text:style-name="P9"><text:span text:style-name="T27">CapituloNavePlaneta(CodigoNave)→ Nave(Codigo)</text:span></text:p>
      <text:p text:style-name="P9"><text:span text:style-name="T27">CapituloNavePlaneta(CodigoPlaneta)→ Planeta (Codigo)</text:span></text:p>
      <text:p text:style-name="P8"><text:span text:style-name="T22"/></text:p>
      <text:p text:style-name="P8"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19:10.875000000</meta:creation-date>
    <meta:generator>LibreOffice/24.2.3.2$Windows_X86_64 LibreOffice_project/433d9c2ded56988e8a90e6b2e771ee4e6a5ab2ba</meta:generator>
    <dc:date>2024-11-08T17:09:39.053000000</dc:date>
    <meta:editing-duration>PT6M10S</meta:editing-duration>
    <meta:editing-cycles>2</meta:editing-cycles>
    <meta:document-statistic meta:table-count="0" meta:image-count="0" meta:object-count="0" meta:page-count="2" meta:paragraph-count="35" meta:word-count="145" meta:character-count="1671" meta:non-whitespace-character-count="1547"/>
  </office:meta>
</office:document-meta>
</file>